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npha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n_sp</text:p>
          </table:table-cell>
          <table:table-cell office:value-type="string" table:style-name="ce1">
            <text:p>don_gia</text:p>
          </table:table-cell>
          <table:table-cell office:value-type="string" table:style-name="ce1">
            <text:p>hinh_anh</text:p>
          </table:table-cell>
          <table:table-cell office:value-type="string" table:style-name="ce1">
            <text:p>noi_dung</text:p>
          </table:table-cell>
          <table:table-cell office:value-type="string" table:style-name="ce1">
            <text:p>manHinh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ram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oCung</text:p>
          </table:table-cell>
          <table:table-cell office:value-type="string" table:style-name="ce1">
            <text:p>pin</text:p>
          </table:table-cell>
          <table:table-cell office:value-type="string" table:style-name="ce1">
            <text:p>id_the_loai</text:p>
          </table:table-cell>
          <table:table-cell office:value-type="string" table:style-name="ce1">
            <text:p>id_nha_cc</text:p>
          </table:table-cell>
          <table:table-cell office:value-type="string" table:style-name="ce1">
            <text:p>so_luong</text:p>
          </table:table-cell>
          <table:table-cell office:value-type="string" table:style-name="ce1">
            <text:p>sl_da_ban</text:p>
          </table:table-cell>
          <table:table-cell office:value-type="string" table:style-name="ce1">
            <text:p>ngay_tao</text:p>
          </table:table-cell>
          <table:table-cell office:value-type="string" table:style-name="ce1">
            <text:p>ngay_sua</text:p>
          </table:table-cell>
          <table:table-cell office:value-type="string" table:style-name="ce1">
            <text:p>trangthai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I Katana Gaming GF66 11UC i7 11800H (224VN)</text:p>
          </table:table-cell>
          <table:table-cell office:value-type="string" table:style-name="ce1">
            <text:p>29990000.0</text:p>
          </table:table-cell>
          <table:table-cell office:value-type="string" table:style-name="ce1">
            <text:p>https://cdn.tgdd.vn/Products/Images/44/242201/msi-gf66-11uc-i7-224vn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7, 11800H, 2.30 GHz</text:p>
          </table:table-cell>
          <table:table-cell office:value-type="string" table:style-name="ce1">
            <text:p>RAM 8 GB</text:p>
          </table:table-cell>
          <table:table-cell office:value-type="string" table:style-name="ce1">
            <text:p>RTX 3050 4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3-cell, 53Wh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RANDBETWEEN(20;38)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I Gaming Pulse GL66 11UDK i7 11800H (816VN)</text:p>
          </table:table-cell>
          <table:table-cell office:value-type="string" table:style-name="ce1">
            <text:p>33990000.0</text:p>
          </table:table-cell>
          <table:table-cell office:value-type="string" table:style-name="ce1">
            <text:p>https://cdn.tgdd.vn/Products/Images/44/256566/msi-gaming-pulse-gl66-11udk-i7-816vn-051121-023122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7, 11800H, 2.30 GHz</text:p>
          </table:table-cell>
          <table:table-cell office:value-type="string" table:style-name="ce1">
            <text:p>RAM 16 GB</text:p>
          </table:table-cell>
          <table:table-cell office:value-type="string" table:style-name="ce1">
            <text:p>RTX 3050Ti 4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3-cell, 53.5Wh</text:p>
          </table:table-cell>
          <table:table-cell office:value-type="float" office:value="1" table:style-name="ce1">
            <text:p>1</text:p>
          </table:table-cell>
          <table:table-cell office:value-type="float" office:value="36" table:formula="of:=RANDBETWEEN(20;38)" table:style-name="ce1">
            <text:p>36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cer Nitro 5 Gaming AN515 57 727J i7 11800H (NH.QD9SV.005.)</text:p>
          </table:table-cell>
          <table:table-cell office:value-type="string" table:style-name="ce1">
            <text:p>29990000.0</text:p>
          </table:table-cell>
          <table:table-cell office:value-type="string" table:style-name="ce1">
            <text:p>https://cdn.tgdd.vn/Products/Images/44/247243/acer-nitro-gaming-an515-57-727j-i7-nhqd9sv005-10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7, 11800H, 2.30 GHz</text:p>
          </table:table-cell>
          <table:table-cell office:value-type="string" table:style-name="ce1">
            <text:p>RAM 8 GB</text:p>
          </table:table-cell>
          <table:table-cell office:value-type="string" table:style-name="ce1">
            <text:p>RTX 3050Ti 4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4-cell, 57Wh</text:p>
          </table:table-cell>
          <table:table-cell office:value-type="float" office:value="1" table:style-name="ce1">
            <text:p>1</text:p>
          </table:table-cell>
          <table:table-cell office:value-type="float" office:value="24" table:formula="of:=RANDBETWEEN(20;38)" table:style-name="ce1">
            <text:p>24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cer Nitro 5 Gaming AN515 57 5831 i5 11400H (NH.QDGSV.003)</text:p>
          </table:table-cell>
          <table:table-cell office:value-type="string" table:style-name="ce1">
            <text:p>32990000.0</text:p>
          </table:table-cell>
          <table:table-cell office:value-type="string" table:style-name="ce1">
            <text:p>https://cdn.tgdd.vn/Products/Images/44/247312/acer-nitro-5-gaming-an515-57-5831-i5-nhqdgsv003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5, 11400H, 2.7GHz</text:p>
          </table:table-cell>
          <table:table-cell office:value-type="string" table:style-name="ce1">
            <text:p>RAM 8 GB</text:p>
          </table:table-cell>
          <table:table-cell office:value-type="string" table:style-name="ce1">
            <text:p>RTX 3060 6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4-cell, 57.5Wh</text:p>
          </table:table-cell>
          <table:table-cell office:value-type="float" office:value="1" table:style-name="ce1">
            <text:p>1</text:p>
          </table:table-cell>
          <table:table-cell office:value-type="float" office:value="31" table:formula="of:=RANDBETWEEN(20;38)" table:style-name="ce1">
            <text:p>3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cer Aspire 7 Gaming A715 42G R6ZR R5 5500U (NH.QAYSV.003)</text:p>
          </table:table-cell>
          <table:table-cell office:value-type="string" table:style-name="ce1">
            <text:p>22490000.0</text:p>
          </table:table-cell>
          <table:table-cell office:value-type="string" table:style-name="ce1">
            <text:p>https://cdn.tgdd.vn/Products/Images/44/250518/acer-aspire-7-gaming-a715-42g-r6zr-r5-5500u-8gb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Ryzen 5, 5500U, 2.1GHz</text:p>
          </table:table-cell>
          <table:table-cell office:value-type="string" table:style-name="ce1">
            <text:p>RAM 8 GB</text:p>
          </table:table-cell>
          <table:table-cell office:value-type="string" table:style-name="ce1">
            <text:p>GTX 1650 4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48Wh</text:p>
          </table:table-cell>
          <table:table-cell office:value-type="float" office:value="1" table:style-name="ce1">
            <text:p>1</text:p>
          </table:table-cell>
          <table:table-cell office:value-type="float" office:value="21" table:formula="of:=RANDBETWEEN(20;38)" table:style-name="ce1">
            <text:p>21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cer Nitro 5 Gaming AN515 57 720A i7 11800H (NH.QEQSV.004)</text:p>
          </table:table-cell>
          <table:table-cell office:value-type="string" table:style-name="ce1">
            <text:p>30490000.0</text:p>
          </table:table-cell>
          <table:table-cell office:value-type="string" table:style-name="ce1">
            <text:p>https://cdn.tgdd.vn/Products/Images/44/260058/acer-nitro-5-gaming-an515-57-720a-i7-nhqeqsv004-171121-024959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7, 11800H, 2.30 GHz</text:p>
          </table:table-cell>
          <table:table-cell office:value-type="string" table:style-name="ce1">
            <text:p>RAM 8 GB</text:p>
          </table:table-cell>
          <table:table-cell office:value-type="string" table:style-name="ce1">
            <text:p>RTX 3050Ti 4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4-cell, 57.5Wh</text:p>
          </table:table-cell>
          <table:table-cell office:value-type="float" office:value="1" table:style-name="ce1">
            <text:p>1</text:p>
          </table:table-cell>
          <table:table-cell office:value-type="float" office:value="33" table:formula="of:=RANDBETWEEN(20;38)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igabyte Gaming G5 i5 10500H (KC-5S11130SB)</text:p>
          </table:table-cell>
          <table:table-cell office:value-type="string" table:style-name="ce1">
            <text:p>29990000.0</text:p>
          </table:table-cell>
          <table:table-cell office:value-type="string" table:style-name="ce1">
            <text:p>https://cdn.tgdd.vn/Products/Images/44/260156/gigabyte-gaming-g5-i5-10500h-16gb-512gb-6gb-171121-034937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5, 10500H, 2.5GHz</text:p>
          </table:table-cell>
          <table:table-cell office:value-type="string" table:style-name="ce1">
            <text:p>RAM 16 GB</text:p>
          </table:table-cell>
          <table:table-cell office:value-type="string" table:style-name="ce1">
            <text:p>RTX 3060 6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4-cell, 41Wh</text:p>
          </table:table-cell>
          <table:table-cell office:value-type="float" office:value="1" table:style-name="ce1">
            <text:p>1</text:p>
          </table:table-cell>
          <table:table-cell office:value-type="float" office:value="36" table:formula="of:=RANDBETWEEN(20;38)" table:style-name="ce1">
            <text:p>36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cer Nitro 5 Gaming AN515 57 71VV i7 11800H (NH.QENSV.005)</text:p>
          </table:table-cell>
          <table:table-cell office:value-type="string" table:style-name="ce1">
            <text:p>28990000.0</text:p>
          </table:table-cell>
          <table:table-cell office:value-type="string" table:style-name="ce1">
            <text:p>https://cdn.tgdd.vn/Products/Images/44/260054/acer-nitro-5-gaming-an515-57-71vv-i7-nhqensv005-171121-025028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7, 11800H, 2.30 GHz</text:p>
          </table:table-cell>
          <table:table-cell office:value-type="string" table:style-name="ce1">
            <text:p>RAM 8 GB</text:p>
          </table:table-cell>
          <table:table-cell office:value-type="string" table:style-name="ce1">
            <text:p>RTX 3050 4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4-cell, 57Wh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RANDBETWEEN(20;38)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I Katana GF76 11UC i7 11800H (441VN)</text:p>
          </table:table-cell>
          <table:table-cell office:value-type="string" table:style-name="ce1">
            <text:p>29990000.0</text:p>
          </table:table-cell>
          <table:table-cell office:value-type="string" table:style-name="ce1">
            <text:p>https://cdn.tgdd.vn/Products/Images/44/255289/msi-katana-gf76-11uc-i7-441vn-600x600.jpg</text:p>
          </table:table-cell>
          <table:table-cell table:style-name="ce1"/>
          <table:table-cell office:value-type="string" table:style-name="ce1">
            <text:p><text:s/>17.3", Full HD, 144Hz<text:s/></text:p>
          </table:table-cell>
          <table:table-cell office:value-type="string" table:style-name="ce1">
            <text:p>i7, 11800H, 2.30 GHz</text:p>
          </table:table-cell>
          <table:table-cell office:value-type="string" table:style-name="ce1">
            <text:p>RAM 8 GB</text:p>
          </table:table-cell>
          <table:table-cell office:value-type="string" table:style-name="ce1">
            <text:p>RTX 3050 4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3-cell, 53Wh</text:p>
          </table:table-cell>
          <table:table-cell office:value-type="float" office:value="1" table:style-name="ce1">
            <text:p>1</text:p>
          </table:table-cell>
          <table:table-cell office:value-type="float" office:value="35" table:formula="of:=RANDBETWEEN(20;38)" table:style-name="ce1">
            <text:p>35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I Gaming Stealth 15M A11UEK i7 11375H (254VN)</text:p>
          </table:table-cell>
          <table:table-cell office:value-type="string" table:style-name="ce1">
            <text:p>41990000.0</text:p>
          </table:table-cell>
          <table:table-cell office:value-type="string" table:style-name="ce1">
            <text:p>https://cdn.tgdd.vn/Products/Images/44/256265/msi-gaming-stealth-15m-a11uek-i7-254vn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7, 11375H, 3.3GHz</text:p>
          </table:table-cell>
          <table:table-cell office:value-type="string" table:style-name="ce1">
            <text:p>RAM 16 GB</text:p>
          </table:table-cell>
          <table:table-cell office:value-type="string" table:style-name="ce1">
            <text:p>RTX 3060 Max-Q 6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3-cell, 52 Wh</text:p>
          </table:table-cell>
          <table:table-cell office:value-type="float" office:value="1" table:style-name="ce1">
            <text:p>1</text:p>
          </table:table-cell>
          <table:table-cell office:value-type="float" office:value="34" table:formula="of:=RANDBETWEEN(20;38)" table:style-name="ce1">
            <text:p>34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IGABYTE Gaming G5 i5 11400H (51S1123SH)</text:p>
          </table:table-cell>
          <table:table-cell office:value-type="string" table:style-name="ce1">
            <text:p>29990000.0</text:p>
          </table:table-cell>
          <table:table-cell office:value-type="string" table:style-name="ce1">
            <text:p>https://cdn.tgdd.vn/Products/Images/44/250443/gigabyte-gaming-g5-i5-md51s1123sh-191021-102635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5, 11400H, 2.7GHz</text:p>
          </table:table-cell>
          <table:table-cell office:value-type="string" table:style-name="ce1">
            <text:p>RAM 16 GB</text:p>
          </table:table-cell>
          <table:table-cell office:value-type="string" table:style-name="ce1">
            <text:p>RTX 3050Ti 4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4-cell, 41Wh</text:p>
          </table:table-cell>
          <table:table-cell office:value-type="float" office:value="1" table:style-name="ce1">
            <text:p>1</text:p>
          </table:table-cell>
          <table:table-cell office:value-type="float" office:value="23" table:formula="of:=RANDBETWEEN(20;38)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sus TUF Gaming FX506HCB i5 11400H (HN1138W)</text:p>
          </table:table-cell>
          <table:table-cell office:value-type="string" table:style-name="ce1">
            <text:p>25990000.0</text:p>
          </table:table-cell>
          <table:table-cell office:value-type="string" table:style-name="ce1">
            <text:p>https://cdn.tgdd.vn/Products/Images/44/260045/asus-tuf-gaming-fx506hcb-i5-hn1138w-171121-030743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5, 11400H, 2.7GHz</text:p>
          </table:table-cell>
          <table:table-cell office:value-type="string" table:style-name="ce1">
            <text:p>RAM 8 GB</text:p>
          </table:table-cell>
          <table:table-cell office:value-type="string" table:style-name="ce1">
            <text:p>RTX 3050 4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3-cell, 48Wh</text:p>
          </table:table-cell>
          <table:table-cell office:value-type="float" office:value="1" table:style-name="ce1">
            <text:p>1</text:p>
          </table:table-cell>
          <table:table-cell office:value-type="float" office:value="33" table:formula="of:=RANDBETWEEN(20;38)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sus TUF Gaming FX516PM i7 11370H (HN002T)</text:p>
          </table:table-cell>
          <table:table-cell office:value-type="string" table:style-name="ce1">
            <text:p>32990000.0</text:p>
          </table:table-cell>
          <table:table-cell office:value-type="string" table:style-name="ce1">
            <text:p>https://cdn.tgdd.vn/Products/Images/44/251247/asus-tuf-gaming-fx516pm-i7-hn002t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7, 11370H, 3.3GHz</text:p>
          </table:table-cell>
          <table:table-cell office:value-type="string" table:style-name="ce1">
            <text:p>RAM 8 GB</text:p>
          </table:table-cell>
          <table:table-cell office:value-type="string" table:style-name="ce1">
            <text:p>RTX 3060 6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4-cell, 76Wh</text:p>
          </table:table-cell>
          <table:table-cell office:value-type="float" office:value="1" table:style-name="ce1">
            <text:p>1</text:p>
          </table:table-cell>
          <table:table-cell office:value-type="float" office:value="32" table:formula="of:=RANDBETWEEN(20;38)" table:style-name="ce1">
            <text:p>32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l Gaming G15 5515 R5 5600H (P105F004CGR)</text:p>
          </table:table-cell>
          <table:table-cell office:value-type="string" table:style-name="ce1">
            <text:p>24990000.0</text:p>
          </table:table-cell>
          <table:table-cell office:value-type="string" table:style-name="ce1">
            <text:p>https://cdn.tgdd.vn/Products/Images/44/260170/dell-gaming-g15-5515-r5-p105f004cgr-thumb-600x600.jpg</text:p>
          </table:table-cell>
          <table:table-cell table:style-name="ce1"/>
          <table:table-cell office:value-type="string" table:style-name="ce1">
            <text:p><text:s/>15.6", Full HD, 120Hz<text:s/></text:p>
          </table:table-cell>
          <table:table-cell office:value-type="string" table:style-name="ce1">
            <text:p>Ryzen 5, 5600H, 3.3GHz</text:p>
          </table:table-cell>
          <table:table-cell office:value-type="string" table:style-name="ce1">
            <text:p>RAM 8 GB</text:p>
          </table:table-cell>
          <table:table-cell office:value-type="string" table:style-name="ce1">
            <text:p>RTX 3050 4GB</text:p>
          </table:table-cell>
          <table:table-cell office:value-type="string" table:style-name="ce1">
            <text:p>SSD 256 GB</text:p>
          </table:table-cell>
          <table:table-cell office:value-type="string" table:style-name="ce1">
            <text:p>3-cell, 56Wh</text:p>
          </table:table-cell>
          <table:table-cell office:value-type="float" office:value="1" table:style-name="ce1">
            <text:p>1</text:p>
          </table:table-cell>
          <table:table-cell office:value-type="float" office:value="34" table:formula="of:=RANDBETWEEN(20;38)" table:style-name="ce1">
            <text:p>34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l Gaming G3 15 i7 10750H (P89F002BWH)</text:p>
          </table:table-cell>
          <table:table-cell office:value-type="string" table:style-name="ce1">
            <text:p>31990000.0</text:p>
          </table:table-cell>
          <table:table-cell office:value-type="string" table:style-name="ce1">
            <text:p>https://cdn.tgdd.vn/Products/Images/44/244385/dell-g3-15-i7-p89f002bwh-16-600x600.jpg</text:p>
          </table:table-cell>
          <table:table-cell table:style-name="ce1"/>
          <table:table-cell office:value-type="string" table:style-name="ce1">
            <text:p><text:s/>15.6", Full HD, 120Hz<text:s/></text:p>
          </table:table-cell>
          <table:table-cell office:value-type="string" table:style-name="ce1">
            <text:p>i7, 10750H, 2.6GHz</text:p>
          </table:table-cell>
          <table:table-cell office:value-type="string" table:style-name="ce1">
            <text:p>RAM 16 GB</text:p>
          </table:table-cell>
          <table:table-cell office:value-type="string" table:style-name="ce1">
            <text:p>GTX 1660Ti 6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4-cell, 68Wh</text:p>
          </table:table-cell>
          <table:table-cell office:value-type="float" office:value="1" table:style-name="ce1">
            <text:p>1</text:p>
          </table:table-cell>
          <table:table-cell office:value-type="float" office:value="37" table:formula="of:=RANDBETWEEN(20;38)" table:style-name="ce1">
            <text:p>37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sus TUF Gaming FX516PE i7 11370H (HN005T)</text:p>
          </table:table-cell>
          <table:table-cell office:value-type="string" table:style-name="ce1">
            <text:p>29990000.0</text:p>
          </table:table-cell>
          <table:table-cell office:value-type="string" table:style-name="ce1">
            <text:p>https://cdn.tgdd.vn/Products/Images/44/239463/asus-tuf-gaming-fx516pe-i7-hn005t-600x600.jpg</text:p>
          </table:table-cell>
          <table:table-cell table:style-name="ce1"/>
          <table:table-cell office:value-type="string" table:style-name="ce1">
            <text:p><text:s/>15.6", Full HD, 144Hz<text:s/></text:p>
          </table:table-cell>
          <table:table-cell office:value-type="string" table:style-name="ce1">
            <text:p>i7, 11370H, 3.3GHz</text:p>
          </table:table-cell>
          <table:table-cell office:value-type="string" table:style-name="ce1">
            <text:p>RAM 8 GB</text:p>
          </table:table-cell>
          <table:table-cell office:value-type="string" table:style-name="ce1">
            <text:p>RTX 3050Ti 4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4-cell, 76Wh</text:p>
          </table:table-cell>
          <table:table-cell office:value-type="float" office:value="1" table:style-name="ce1">
            <text:p>1</text:p>
          </table:table-cell>
          <table:table-cell office:value-type="float" office:value="26" table:formula="of:=RANDBETWEEN(20;38)" table:style-name="ce1">
            <text:p>26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l Gaming G15 5515 R5 5600H (P105F004DGR)</text:p>
          </table:table-cell>
          <table:table-cell office:value-type="string" table:style-name="ce1">
            <text:p>27990000.0</text:p>
          </table:table-cell>
          <table:table-cell office:value-type="string" table:style-name="ce1">
            <text:p>https://cdn.tgdd.vn/Products/Images/44/260171/dell-gaming-g15-5515-r5-p105f004dgr-thumb-600x600.jpg</text:p>
          </table:table-cell>
          <table:table-cell table:style-name="ce1"/>
          <table:table-cell office:value-type="string" table:style-name="ce1">
            <text:p><text:s/>15.6", Full HD, 120Hz<text:s/></text:p>
          </table:table-cell>
          <table:table-cell office:value-type="string" table:style-name="ce1">
            <text:p>Ryzen 5, 5600H, 3.3GHz</text:p>
          </table:table-cell>
          <table:table-cell office:value-type="string" table:style-name="ce1">
            <text:p>RAM 16 GB</text:p>
          </table:table-cell>
          <table:table-cell office:value-type="string" table:style-name="ce1">
            <text:p>RTX 3050 4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3-cell, 56Wh</text:p>
          </table:table-cell>
          <table:table-cell office:value-type="float" office:value="1" table:style-name="ce1">
            <text:p>1</text:p>
          </table:table-cell>
          <table:table-cell office:value-type="float" office:value="22" table:formula="of:=RANDBETWEEN(20;38)" table:style-name="ce1">
            <text:p>22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I Gaming GE66 Raider 11UH i7 11800H (259VN)</text:p>
          </table:table-cell>
          <table:table-cell office:value-type="string" table:style-name="ce1">
            <text:p>77990000.0</text:p>
          </table:table-cell>
          <table:table-cell office:value-type="string" table:style-name="ce1">
            <text:p>https://cdn.tgdd.vn/Products/Images/44/249151/msi-gaming-ge66-raider-11uh-i7-259vn-600x600.jpg</text:p>
          </table:table-cell>
          <table:table-cell table:style-name="ce1"/>
          <table:table-cell office:value-type="string" table:style-name="ce1">
            <text:p><text:s/>15.6", 2K, 240Hz<text:s/></text:p>
          </table:table-cell>
          <table:table-cell office:value-type="string" table:style-name="ce1">
            <text:p>i7, 11800H, 2.30 GHz</text:p>
          </table:table-cell>
          <table:table-cell office:value-type="string" table:style-name="ce1">
            <text:p>RAM 32 GB</text:p>
          </table:table-cell>
          <table:table-cell office:value-type="string" table:style-name="ce1">
            <text:p>RTX 3080 16GB</text:p>
          </table:table-cell>
          <table:table-cell office:value-type="string" table:style-name="ce1">
            <text:p>SSD 2 TB</text:p>
          </table:table-cell>
          <table:table-cell office:value-type="string" table:style-name="ce1">
            <text:p>4-cell, 99.9Wh</text:p>
          </table:table-cell>
          <table:table-cell office:value-type="float" office:value="1" table:style-name="ce1">
            <text:p>1</text:p>
          </table:table-cell>
          <table:table-cell office:value-type="float" office:value="23" table:formula="of:=RANDBETWEEN(20;38)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cer Predator Triton 300 PT315 53 71DJ i7 11800H (NH.QDSSV.001)</text:p>
          </table:table-cell>
          <table:table-cell office:value-type="string" table:style-name="ce1">
            <text:p>50990000.0</text:p>
          </table:table-cell>
          <table:table-cell office:value-type="string" table:style-name="ce1">
            <text:p>https://cdn.tgdd.vn/Products/Images/44/250976/acer-predator-triton-300-pt315-53-71dj-i7-600x600.jpg</text:p>
          </table:table-cell>
          <table:table-cell table:style-name="ce1"/>
          <table:table-cell office:value-type="string" table:style-name="ce1">
            <text:p><text:s/>15.6", 2K, 165Hz<text:s/></text:p>
          </table:table-cell>
          <table:table-cell office:value-type="string" table:style-name="ce1">
            <text:p>i7, 11800H, 2.30 GHz</text:p>
          </table:table-cell>
          <table:table-cell office:value-type="string" table:style-name="ce1">
            <text:p>RAM 16 GB</text:p>
          </table:table-cell>
          <table:table-cell office:value-type="string" table:style-name="ce1">
            <text:p>RTX 3070 8GB</text:p>
          </table:table-cell>
          <table:table-cell office:value-type="string" table:style-name="ce1">
            <text:p>SSD 512 GB</text:p>
          </table:table-cell>
          <table:table-cell office:value-type="string" table:style-name="ce1">
            <text:p>4-cell, 59Wh</text:p>
          </table:table-cell>
          <table:table-cell office:value-type="float" office:value="1" table:style-name="ce1">
            <text:p>1</text:p>
          </table:table-cell>
          <table:table-cell office:value-type="float" office:value="34" table:formula="of:=RANDBETWEEN(20;38)" table:style-name="ce1">
            <text:p>34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I Gaming GS66 Stealth 11UG i7 11800H (219VN)</text:p>
          </table:table-cell>
          <table:table-cell office:value-type="string" table:style-name="ce1">
            <text:p>64990000.0</text:p>
          </table:table-cell>
          <table:table-cell office:value-type="string" table:style-name="ce1">
            <text:p>https://cdn.tgdd.vn/Products/Images/44/249147/msi-gaming-gs66-stealth-11ug-i7-219vn-600x600.jpg</text:p>
          </table:table-cell>
          <table:table-cell table:style-name="ce1"/>
          <table:table-cell office:value-type="string" table:style-name="ce1">
            <text:p><text:s/>15.6", Full HD, 360Hz<text:s/></text:p>
          </table:table-cell>
          <table:table-cell office:value-type="string" table:style-name="ce1">
            <text:p>i7, 11800H, 2.30 GHz</text:p>
          </table:table-cell>
          <table:table-cell office:value-type="string" table:style-name="ce1">
            <text:p>RAM 32 GB</text:p>
          </table:table-cell>
          <table:table-cell office:value-type="string" table:style-name="ce1">
            <text:p>RTX 3070 Max-Q 8GB</text:p>
          </table:table-cell>
          <table:table-cell office:value-type="string" table:style-name="ce1">
            <text:p>SSD 2 TB</text:p>
          </table:table-cell>
          <table:table-cell office:value-type="string" table:style-name="ce1">
            <text:p>4-cell, 99.9Wh</text:p>
          </table:table-cell>
          <table:table-cell office:value-type="float" office:value="1" table:style-name="ce1">
            <text:p>1</text:p>
          </table:table-cell>
          <table:table-cell office:value-type="float" office:value="27" table:formula="of:=RANDBETWEEN(20;38)" table:style-name="ce1">
            <text:p>27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Apache POI</meta:initial-creator>
    <dc:creator>NGOC BAU</dc:creator>
    <meta:creation-date>2021-11-27T15:40:30Z</meta:creation-date>
    <dc:date>2021-11-28T04:08:09Z</dc:date>
  </office:meta>
</office:document-meta>
</file>